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89in"/>
    </style:style>
    <style:style style:name="co2" style:family="table-column">
      <style:table-column-properties fo:break-before="auto" style:column-width="1.1075in"/>
    </style:style>
    <style:style style:name="co3" style:family="table-column">
      <style:table-column-properties fo:break-before="auto" style:column-width="0.98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u</text:p>
          </table:table-cell>
          <table:table-cell office:value-type="string" calcext:value-type="string">
            <text:p><text:s/>G with Pr = 0.2</text:p>
          </table:table-cell>
          <table:table-cell office:value-type="string" calcext:value-type="string">
            <text:p><text:s/>G with Pr = 1</text:p>
          </table:table-cell>
          <table:table-cell office:value-type="string" calcext:value-type="string">
            <text:p><text:s/>G with Pr = 4</text:p>
          </table:table-cell>
          <table:table-cell office:value-type="string" calcext:value-type="string">
            <text:p><text:s/>G with Pr = 8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98159" calcext:value-type="float">
            <text:p>0.98159</text:p>
          </table:table-cell>
          <table:table-cell office:value-type="float" office:value="0.966795" calcext:value-type="float">
            <text:p>0.966795</text:p>
          </table:table-cell>
          <table:table-cell office:value-type="float" office:value="0.946523" calcext:value-type="float">
            <text:p>0.946523</text:p>
          </table:table-cell>
          <table:table-cell office:value-type="float" office:value="0.932446" calcext:value-type="float">
            <text:p>0.932446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963181" calcext:value-type="float">
            <text:p>0.963181</text:p>
          </table:table-cell>
          <table:table-cell office:value-type="float" office:value="0.933592" calcext:value-type="float">
            <text:p>0.933592</text:p>
          </table:table-cell>
          <table:table-cell office:value-type="float" office:value="0.893066" calcext:value-type="float">
            <text:p>0.893066</text:p>
          </table:table-cell>
          <table:table-cell office:value-type="float" office:value="0.864944" calcext:value-type="float">
            <text:p>0.864944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944773" calcext:value-type="float">
            <text:p>0.944773</text:p>
          </table:table-cell>
          <table:table-cell office:value-type="float" office:value="0.900402" calcext:value-type="float">
            <text:p>0.900402</text:p>
          </table:table-cell>
          <table:table-cell office:value-type="float" office:value="0.839684" calcext:value-type="float">
            <text:p>0.839684</text:p>
          </table:table-cell>
          <table:table-cell office:value-type="float" office:value="0.797628" calcext:value-type="float">
            <text:p>0.797628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926368" calcext:value-type="float">
            <text:p>0.926368</text:p>
          </table:table-cell>
          <table:table-cell office:value-type="float" office:value="0.867236" calcext:value-type="float">
            <text:p>0.867236</text:p>
          </table:table-cell>
          <table:table-cell office:value-type="float" office:value="0.786463" calcext:value-type="float">
            <text:p>0.786463</text:p>
          </table:table-cell>
          <table:table-cell office:value-type="float" office:value="0.730721" calcext:value-type="float">
            <text:p>0.730721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907968" calcext:value-type="float">
            <text:p>0.907968</text:p>
          </table:table-cell>
          <table:table-cell office:value-type="float" office:value="0.834115" calcext:value-type="float">
            <text:p>0.834115</text:p>
          </table:table-cell>
          <table:table-cell office:value-type="float" office:value="0.733528" calcext:value-type="float">
            <text:p>0.733528</text:p>
          </table:table-cell>
          <table:table-cell office:value-type="float" office:value="0.664528" calcext:value-type="float">
            <text:p>0.664528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889575" calcext:value-type="float">
            <text:p>0.889575</text:p>
          </table:table-cell>
          <table:table-cell office:value-type="float" office:value="0.801063" calcext:value-type="float">
            <text:p>0.801063</text:p>
          </table:table-cell>
          <table:table-cell office:value-type="float" office:value="0.681032" calcext:value-type="float">
            <text:p>0.681032</text:p>
          </table:table-cell>
          <table:table-cell office:value-type="float" office:value="0.599431" calcext:value-type="float">
            <text:p>0.599431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871194" calcext:value-type="float">
            <text:p>0.871194</text:p>
          </table:table-cell>
          <table:table-cell office:value-type="float" office:value="0.76811" calcext:value-type="float">
            <text:p>0.76811</text:p>
          </table:table-cell>
          <table:table-cell office:value-type="float" office:value="0.629163" calcext:value-type="float">
            <text:p>0.629163</text:p>
          </table:table-cell>
          <table:table-cell office:value-type="float" office:value="0.535877" calcext:value-type="float">
            <text:p>0.535877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852827" calcext:value-type="float">
            <text:p>0.852827</text:p>
          </table:table-cell>
          <table:table-cell office:value-type="float" office:value="0.735291" calcext:value-type="float">
            <text:p>0.735291</text:p>
          </table:table-cell>
          <table:table-cell office:value-type="float" office:value="0.578133" calcext:value-type="float">
            <text:p>0.578133</text:p>
          </table:table-cell>
          <table:table-cell office:value-type="float" office:value="0.474362" calcext:value-type="float">
            <text:p>0.474362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83448" calcext:value-type="float">
            <text:p>0.83448</text:p>
          </table:table-cell>
          <table:table-cell office:value-type="float" office:value="0.702646" calcext:value-type="float">
            <text:p>0.702646</text:p>
          </table:table-cell>
          <table:table-cell office:value-type="float" office:value="0.528176" calcext:value-type="float">
            <text:p>0.528176</text:p>
          </table:table-cell>
          <table:table-cell office:value-type="float" office:value="0.415406" calcext:value-type="float">
            <text:p>0.415406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16158" calcext:value-type="float">
            <text:p>0.816158</text:p>
          </table:table-cell>
          <table:table-cell office:value-type="float" office:value="0.67022" calcext:value-type="float">
            <text:p>0.67022</text:p>
          </table:table-cell>
          <table:table-cell office:value-type="float" office:value="0.479544" calcext:value-type="float">
            <text:p>0.479544</text:p>
          </table:table-cell>
          <table:table-cell office:value-type="float" office:value="0.359536" calcext:value-type="float">
            <text:p>0.359536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797866" calcext:value-type="float">
            <text:p>0.797866</text:p>
          </table:table-cell>
          <table:table-cell office:value-type="float" office:value="0.638062" calcext:value-type="float">
            <text:p>0.638062</text:p>
          </table:table-cell>
          <table:table-cell office:value-type="float" office:value="0.432499" calcext:value-type="float">
            <text:p>0.432499</text:p>
          </table:table-cell>
          <table:table-cell office:value-type="float" office:value="0.307247" calcext:value-type="float">
            <text:p>0.307247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779611" calcext:value-type="float">
            <text:p>0.779611</text:p>
          </table:table-cell>
          <table:table-cell office:value-type="float" office:value="0.606224" calcext:value-type="float">
            <text:p>0.606224</text:p>
          </table:table-cell>
          <table:table-cell office:value-type="float" office:value="0.3873" calcext:value-type="float">
            <text:p>0.3873</text:p>
          </table:table-cell>
          <table:table-cell office:value-type="float" office:value="0.258982" calcext:value-type="float">
            <text:p>0.258982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761399" calcext:value-type="float">
            <text:p>0.761399</text:p>
          </table:table-cell>
          <table:table-cell office:value-type="float" office:value="0.574763" calcext:value-type="float">
            <text:p>0.574763</text:p>
          </table:table-cell>
          <table:table-cell office:value-type="float" office:value="0.344203" calcext:value-type="float">
            <text:p>0.344203</text:p>
          </table:table-cell>
          <table:table-cell office:value-type="float" office:value="0.215099" calcext:value-type="float">
            <text:p>0.215099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743238" calcext:value-type="float">
            <text:p>0.743238</text:p>
          </table:table-cell>
          <table:table-cell office:value-type="float" office:value="0.543739" calcext:value-type="float">
            <text:p>0.543739</text:p>
          </table:table-cell>
          <table:table-cell office:value-type="float" office:value="0.303445" calcext:value-type="float">
            <text:p>0.303445</text:p>
          </table:table-cell>
          <table:table-cell office:value-type="float" office:value="0.175845" calcext:value-type="float">
            <text:p>0.175845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725135" calcext:value-type="float">
            <text:p>0.725135</text:p>
          </table:table-cell>
          <table:table-cell office:value-type="float" office:value="0.513211" calcext:value-type="float">
            <text:p>0.513211</text:p>
          </table:table-cell>
          <table:table-cell office:value-type="float" office:value="0.265237" calcext:value-type="float">
            <text:p>0.265237</text:p>
          </table:table-cell>
          <table:table-cell office:value-type="float" office:value="0.141346" calcext:value-type="float">
            <text:p>0.141346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7071" calcext:value-type="float">
            <text:p>0.7071</text:p>
          </table:table-cell>
          <table:table-cell office:value-type="float" office:value="0.483244" calcext:value-type="float">
            <text:p>0.483244</text:p>
          </table:table-cell>
          <table:table-cell office:value-type="float" office:value="0.229754" calcext:value-type="float">
            <text:p>0.229754</text:p>
          </table:table-cell>
          <table:table-cell office:value-type="float" office:value="0.11159" calcext:value-type="float">
            <text:p>0.11159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.68914" calcext:value-type="float">
            <text:p>0.68914</text:p>
          </table:table-cell>
          <table:table-cell office:value-type="float" office:value="0.4539" calcext:value-type="float">
            <text:p>0.4539</text:p>
          </table:table-cell>
          <table:table-cell office:value-type="float" office:value="0.197132" calcext:value-type="float">
            <text:p>0.197132</text:p>
          </table:table-cell>
          <table:table-cell office:value-type="float" office:value="0.0864348" calcext:value-type="float">
            <text:p>0.0864348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671265" calcext:value-type="float">
            <text:p>0.671265</text:p>
          </table:table-cell>
          <table:table-cell office:value-type="float" office:value="0.425242" calcext:value-type="float">
            <text:p>0.425242</text:p>
          </table:table-cell>
          <table:table-cell office:value-type="float" office:value="0.167455" calcext:value-type="float">
            <text:p>0.167455</text:p>
          </table:table-cell>
          <table:table-cell office:value-type="float" office:value="0.0656143" calcext:value-type="float">
            <text:p>0.0656143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0.653484" calcext:value-type="float">
            <text:p>0.653484</text:p>
          </table:table-cell>
          <table:table-cell office:value-type="float" office:value="0.397334" calcext:value-type="float">
            <text:p>0.397334</text:p>
          </table:table-cell>
          <table:table-cell office:value-type="float" office:value="0.14076" calcext:value-type="float">
            <text:p>0.14076</text:p>
          </table:table-cell>
          <table:table-cell office:value-type="float" office:value="0.0487627" calcext:value-type="float">
            <text:p>0.0487627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35808" calcext:value-type="float">
            <text:p>0.635808</text:p>
          </table:table-cell>
          <table:table-cell office:value-type="float" office:value="0.370235" calcext:value-type="float">
            <text:p>0.370235</text:p>
          </table:table-cell>
          <table:table-cell office:value-type="float" office:value="0.117026" calcext:value-type="float">
            <text:p>0.117026</text:p>
          </table:table-cell>
          <table:table-cell office:value-type="float" office:value="0.0354401" calcext:value-type="float">
            <text:p>0.0354401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0.618246" calcext:value-type="float">
            <text:p>0.618246</text:p>
          </table:table-cell>
          <table:table-cell office:value-type="float" office:value="0.344002" calcext:value-type="float">
            <text:p>0.344002</text:p>
          </table:table-cell>
          <table:table-cell office:value-type="float" office:value="0.0961843" calcext:value-type="float">
            <text:p>0.0961843</text:p>
          </table:table-cell>
          <table:table-cell office:value-type="float" office:value="0.0251631" calcext:value-type="float">
            <text:p>0.0251631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.600809" calcext:value-type="float">
            <text:p>0.600809</text:p>
          </table:table-cell>
          <table:table-cell office:value-type="float" office:value="0.31869" calcext:value-type="float">
            <text:p>0.31869</text:p>
          </table:table-cell>
          <table:table-cell office:value-type="float" office:value="0.0781148" calcext:value-type="float">
            <text:p>0.0781148</text:p>
          </table:table-cell>
          <table:table-cell office:value-type="float" office:value="0.0174361" calcext:value-type="float">
            <text:p>0.0174361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0.583509" calcext:value-type="float">
            <text:p>0.583509</text:p>
          </table:table-cell>
          <table:table-cell office:value-type="float" office:value="0.294348" calcext:value-type="float">
            <text:p>0.294348</text:p>
          </table:table-cell>
          <table:table-cell office:value-type="float" office:value="0.0626569" calcext:value-type="float">
            <text:p>0.0626569</text:p>
          </table:table-cell>
          <table:table-cell office:value-type="float" office:value="0.0117793" calcext:value-type="float">
            <text:p>0.0117793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.566354" calcext:value-type="float">
            <text:p>0.566354</text:p>
          </table:table-cell>
          <table:table-cell office:value-type="float" office:value="0.271019" calcext:value-type="float">
            <text:p>0.271019</text:p>
          </table:table-cell>
          <table:table-cell office:value-type="float" office:value="0.049615" calcext:value-type="float">
            <text:p>0.049615</text:p>
          </table:table-cell>
          <table:table-cell office:value-type="float" office:value="0.00775093" calcext:value-type="float">
            <text:p>0.00775093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549357" calcext:value-type="float">
            <text:p>0.549357</text:p>
          </table:table-cell>
          <table:table-cell office:value-type="float" office:value="0.248741" calcext:value-type="float">
            <text:p>0.248741</text:p>
          </table:table-cell>
          <table:table-cell office:value-type="float" office:value="0.0387679" calcext:value-type="float">
            <text:p>0.0387679</text:p>
          </table:table-cell>
          <table:table-cell office:value-type="float" office:value="0.00496304" calcext:value-type="float">
            <text:p>0.00496304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532529" calcext:value-type="float">
            <text:p>0.532529</text:p>
          </table:table-cell>
          <table:table-cell office:value-type="float" office:value="0.227546" calcext:value-type="float">
            <text:p>0.227546</text:p>
          </table:table-cell>
          <table:table-cell office:value-type="float" office:value="0.0298786" calcext:value-type="float">
            <text:p>0.0298786</text:p>
          </table:table-cell>
          <table:table-cell office:value-type="float" office:value="0.00308972" calcext:value-type="float">
            <text:p>0.00308972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0.51588" calcext:value-type="float">
            <text:p>0.51588</text:p>
          </table:table-cell>
          <table:table-cell office:value-type="float" office:value="0.207457" calcext:value-type="float">
            <text:p>0.207457</text:p>
          </table:table-cell>
          <table:table-cell office:value-type="float" office:value="0.0227037" calcext:value-type="float">
            <text:p>0.0227037</text:p>
          </table:table-cell>
          <table:table-cell office:value-type="float" office:value="0.00186856" calcext:value-type="float">
            <text:p>0.00186856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0.499422" calcext:value-type="float">
            <text:p>0.499422</text:p>
          </table:table-cell>
          <table:table-cell office:value-type="float" office:value="0.188491" calcext:value-type="float">
            <text:p>0.188491</text:p>
          </table:table-cell>
          <table:table-cell office:value-type="float" office:value="0.0170023" calcext:value-type="float">
            <text:p>0.0170023</text:p>
          </table:table-cell>
          <table:table-cell office:value-type="float" office:value="0.00109694" calcext:value-type="float">
            <text:p>0.00109694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0.483165" calcext:value-type="float">
            <text:p>0.483165</text:p>
          </table:table-cell>
          <table:table-cell office:value-type="float" office:value="0.170657" calcext:value-type="float">
            <text:p>0.170657</text:p>
          </table:table-cell>
          <table:table-cell office:value-type="float" office:value="0.0125438" calcext:value-type="float">
            <text:p>0.0125438</text:p>
          </table:table-cell>
          <table:table-cell office:value-type="float" office:value="0.000624683" calcext:value-type="float">
            <text:p>0.000624683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6712" calcext:value-type="float">
            <text:p>0.46712</text:p>
          </table:table-cell>
          <table:table-cell office:value-type="float" office:value="0.153956" calcext:value-type="float">
            <text:p>0.153956</text:p>
          </table:table-cell>
          <table:table-cell office:value-type="float" office:value="0.00911387" calcext:value-type="float">
            <text:p>0.00911387</text:p>
          </table:table-cell>
          <table:table-cell office:value-type="float" office:value="0.000344917" calcext:value-type="float">
            <text:p>0.000344917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51298" calcext:value-type="float">
            <text:p>0.451298</text:p>
          </table:table-cell>
          <table:table-cell office:value-type="float" office:value="0.138382" calcext:value-type="float">
            <text:p>0.138382</text:p>
          </table:table-cell>
          <table:table-cell office:value-type="float" office:value="0.00651896" calcext:value-type="float">
            <text:p>0.00651896</text:p>
          </table:table-cell>
          <table:table-cell office:value-type="float" office:value="0.000184603" calcext:value-type="float">
            <text:p>0.000184603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0.435708" calcext:value-type="float">
            <text:p>0.435708</text:p>
          </table:table-cell>
          <table:table-cell office:value-type="float" office:value="0.123919" calcext:value-type="float">
            <text:p>0.123919</text:p>
          </table:table-cell>
          <table:table-cell office:value-type="float" office:value="0.00458897" calcext:value-type="float">
            <text:p>0.00458897</text:p>
          </table:table-cell>
          <table:table-cell office:value-type="float" office:value="0.000095796" calcext:value-type="float">
            <text:p>0.000095796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0.420361" calcext:value-type="float">
            <text:p>0.420361</text:p>
          </table:table-cell>
          <table:table-cell office:value-type="float" office:value="0.110548" calcext:value-type="float">
            <text:p>0.110548</text:p>
          </table:table-cell>
          <table:table-cell office:value-type="float" office:value="0.00317818" calcext:value-type="float">
            <text:p>0.00317818</text:p>
          </table:table-cell>
          <table:table-cell office:value-type="float" office:value="0.0000482628" calcext:value-type="float">
            <text:p>4.82628E-005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0.405267" calcext:value-type="float">
            <text:p>0.405267</text:p>
          </table:table-cell>
          <table:table-cell office:value-type="float" office:value="0.0982396" calcext:value-type="float">
            <text:p>0.0982396</text:p>
          </table:table-cell>
          <table:table-cell office:value-type="float" office:value="0.00216495" calcext:value-type="float">
            <text:p>0.00216495</text:p>
          </table:table-cell>
          <table:table-cell office:value-type="float" office:value="0.0000236919" calcext:value-type="float">
            <text:p>2.36919E-005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390433" calcext:value-type="float">
            <text:p>0.390433</text:p>
          </table:table-cell>
          <table:table-cell office:value-type="float" office:value="0.0869604" calcext:value-type="float">
            <text:p>0.0869604</text:p>
          </table:table-cell>
          <table:table-cell office:value-type="float" office:value="0.00145012" calcext:value-type="float">
            <text:p>0.00145012</text:p>
          </table:table-cell>
          <table:table-cell office:value-type="float" office:value="0.0000114304" calcext:value-type="float">
            <text:p>1.14304E-005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0.37587" calcext:value-type="float">
            <text:p>0.37587</text:p>
          </table:table-cell>
          <table:table-cell office:value-type="float" office:value="0.0766711" calcext:value-type="float">
            <text:p>0.0766711</text:p>
          </table:table-cell>
          <table:table-cell office:value-type="float" office:value="0.000954857" calcext:value-type="float">
            <text:p>0.000954857</text:p>
          </table:table-cell>
          <table:table-cell office:value-type="float" office:value="0.00000552519" calcext:value-type="float">
            <text:p>5.52519E-006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0.361586" calcext:value-type="float">
            <text:p>0.361586</text:p>
          </table:table-cell>
          <table:table-cell office:value-type="float" office:value="0.0673278" calcext:value-type="float">
            <text:p>0.0673278</text:p>
          </table:table-cell>
          <table:table-cell office:value-type="float" office:value="0.000617952" calcext:value-type="float">
            <text:p>0.000617952</text:p>
          </table:table-cell>
          <table:table-cell office:value-type="float" office:value="0.0000027812" calcext:value-type="float">
            <text:p>2.7812E-006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0.347587" calcext:value-type="float">
            <text:p>0.347587</text:p>
          </table:table-cell>
          <table:table-cell office:value-type="float" office:value="0.0588828" calcext:value-type="float">
            <text:p>0.0588828</text:p>
          </table:table-cell>
          <table:table-cell office:value-type="float" office:value="0.000392972" calcext:value-type="float">
            <text:p>0.000392972</text:p>
          </table:table-cell>
          <table:table-cell office:value-type="float" office:value="0.00000155116" calcext:value-type="float">
            <text:p>1.55116E-006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0.333881" calcext:value-type="float">
            <text:p>0.333881</text:p>
          </table:table-cell>
          <table:table-cell office:value-type="float" office:value="0.0512853" calcext:value-type="float">
            <text:p>0.0512853</text:p>
          </table:table-cell>
          <table:table-cell office:value-type="float" office:value="0.000245514" calcext:value-type="float">
            <text:p>0.000245514</text:p>
          </table:table-cell>
          <table:table-cell office:value-type="float" office:value="0.00000101927" calcext:value-type="float">
            <text:p>1.01927E-006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20475" calcext:value-type="float">
            <text:p>0.320475</text:p>
          </table:table-cell>
          <table:table-cell office:value-type="float" office:value="0.0444826" calcext:value-type="float">
            <text:p>0.0444826</text:p>
          </table:table-cell>
          <table:table-cell office:value-type="float" office:value="0.000150668" calcext:value-type="float">
            <text:p>0.000150668</text:p>
          </table:table-cell>
          <table:table-cell office:value-type="float" office:value="0.000000797393" calcext:value-type="float">
            <text:p>7.97393E-007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307374" calcext:value-type="float">
            <text:p>0.307374</text:p>
          </table:table-cell>
          <table:table-cell office:value-type="float" office:value="0.0384203" calcext:value-type="float">
            <text:p>0.0384203</text:p>
          </table:table-cell>
          <table:table-cell office:value-type="float" office:value="0.0000908105" calcext:value-type="float">
            <text:p>9.08105E-005</text:p>
          </table:table-cell>
          <table:table-cell office:value-type="float" office:value="0.000000708096" calcext:value-type="float">
            <text:p>7.08096E-007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0.294585" calcext:value-type="float">
            <text:p>0.294585</text:p>
          </table:table-cell>
          <table:table-cell office:value-type="float" office:value="0.0330437" calcext:value-type="float">
            <text:p>0.0330437</text:p>
          </table:table-cell>
          <table:table-cell office:value-type="float" office:value="0.0000537477" calcext:value-type="float">
            <text:p>5.37477E-005</text:p>
          </table:table-cell>
          <table:table-cell office:value-type="float" office:value="0.000000673413" calcext:value-type="float">
            <text:p>6.73413E-007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0.282111" calcext:value-type="float">
            <text:p>0.282111</text:p>
          </table:table-cell>
          <table:table-cell office:value-type="float" office:value="0.0282982" calcext:value-type="float">
            <text:p>0.0282982</text:p>
          </table:table-cell>
          <table:table-cell office:value-type="float" office:value="0.0000312355" calcext:value-type="float">
            <text:p>3.12355E-005</text:p>
          </table:table-cell>
          <table:table-cell office:value-type="float" office:value="0.000000660407" calcext:value-type="float">
            <text:p>6.60407E-007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0.269956" calcext:value-type="float">
            <text:p>0.269956</text:p>
          </table:table-cell>
          <table:table-cell office:value-type="float" office:value="0.02413" calcext:value-type="float">
            <text:p>0.02413</text:p>
          </table:table-cell>
          <table:table-cell office:value-type="float" office:value="0.0000178224" calcext:value-type="float">
            <text:p>1.78224E-005</text:p>
          </table:table-cell>
          <table:table-cell office:value-type="float" office:value="0.000000655696" calcext:value-type="float">
            <text:p>6.55696E-007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.258124" calcext:value-type="float">
            <text:p>0.258124</text:p>
          </table:table-cell>
          <table:table-cell office:value-type="float" office:value="0.0204865" calcext:value-type="float">
            <text:p>0.0204865</text:p>
          </table:table-cell>
          <table:table-cell office:value-type="float" office:value="0.00000998405" calcext:value-type="float">
            <text:p>9.98405E-006</text:p>
          </table:table-cell>
          <table:table-cell office:value-type="float" office:value="0.000000654047" calcext:value-type="float">
            <text:p>0.000000654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246618" calcext:value-type="float">
            <text:p>0.246618</text:p>
          </table:table-cell>
          <table:table-cell office:value-type="float" office:value="0.0173173" calcext:value-type="float">
            <text:p>0.0173173</text:p>
          </table:table-cell>
          <table:table-cell office:value-type="float" office:value="0.00000549148" calcext:value-type="float">
            <text:p>5.49148E-006</text:p>
          </table:table-cell>
          <table:table-cell office:value-type="float" office:value="0.000000653488" calcext:value-type="float">
            <text:p>6.53488E-007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0.235439" calcext:value-type="float">
            <text:p>0.235439</text:p>
          </table:table-cell>
          <table:table-cell office:value-type="float" office:value="0.0145741" calcext:value-type="float">
            <text:p>0.0145741</text:p>
          </table:table-cell>
          <table:table-cell office:value-type="float" office:value="0.00000296621" calcext:value-type="float">
            <text:p>2.96621E-006</text:p>
          </table:table-cell>
          <table:table-cell office:value-type="float" office:value="0.000000653304" calcext:value-type="float">
            <text:p>6.53304E-007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0.224589" calcext:value-type="float">
            <text:p>0.224589</text:p>
          </table:table-cell>
          <table:table-cell office:value-type="float" office:value="0.0122112" calcext:value-type="float">
            <text:p>0.0122112</text:p>
          </table:table-cell>
          <table:table-cell office:value-type="float" office:value="0.00000157416" calcext:value-type="float">
            <text:p>1.57416E-006</text:p>
          </table:table-cell>
          <table:table-cell office:value-type="float" office:value="0.000000653246" calcext:value-type="float">
            <text:p>6.53246E-007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0.214069" calcext:value-type="float">
            <text:p>0.214069</text:p>
          </table:table-cell>
          <table:table-cell office:value-type="float" office:value="0.0101861" calcext:value-type="float">
            <text:p>0.0101861</text:p>
          </table:table-cell>
          <table:table-cell office:value-type="float" office:value="0.000000821647" calcext:value-type="float">
            <text:p>8.21647E-007</text:p>
          </table:table-cell>
          <table:table-cell office:value-type="float" office:value="0.000000653228" calcext:value-type="float">
            <text:p>6.53228E-007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03879" calcext:value-type="float">
            <text:p>0.203879</text:p>
          </table:table-cell>
          <table:table-cell office:value-type="float" office:value="0.00845887" calcext:value-type="float">
            <text:p>0.00845887</text:p>
          </table:table-cell>
          <table:table-cell office:value-type="float" office:value="0.000000422721" calcext:value-type="float">
            <text:p>4.22721E-007</text:p>
          </table:table-cell>
          <table:table-cell office:value-type="float" office:value="0.000000653223" calcext:value-type="float">
            <text:p>6.53223E-007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0.194017" calcext:value-type="float">
            <text:p>0.194017</text:p>
          </table:table-cell>
          <table:table-cell office:value-type="float" office:value="0.00699305" calcext:value-type="float">
            <text:p>0.00699305</text:p>
          </table:table-cell>
          <table:table-cell office:value-type="float" office:value="0.000000215336" calcext:value-type="float">
            <text:p>2.15336E-007</text:p>
          </table:table-cell>
          <table:table-cell office:value-type="float" office:value="0.000000653221" calcext:value-type="float">
            <text:p>6.53221E-007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0.184484" calcext:value-type="float">
            <text:p>0.184484</text:p>
          </table:table-cell>
          <table:table-cell office:value-type="float" office:value="0.00575523" calcext:value-type="float">
            <text:p>0.00575523</text:p>
          </table:table-cell>
          <table:table-cell office:value-type="float" office:value="0.00000010961" calcext:value-type="float">
            <text:p>1.0961E-007</text:p>
          </table:table-cell>
          <table:table-cell office:value-type="float" office:value="0.000000653221" calcext:value-type="float">
            <text:p>6.53221E-007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0.175277" calcext:value-type="float">
            <text:p>0.175277</text:p>
          </table:table-cell>
          <table:table-cell office:value-type="float" office:value="0.00471511" calcext:value-type="float">
            <text:p>0.00471511</text:p>
          </table:table-cell>
          <table:table-cell office:value-type="float" office:value="0.0000000567531" calcext:value-type="float">
            <text:p>5.67531E-008</text:p>
          </table:table-cell>
          <table:table-cell office:value-type="float" office:value="0.00000065322" calcext:value-type="float">
            <text:p>6.5322E-007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0.166393" calcext:value-type="float">
            <text:p>0.166393</text:p>
          </table:table-cell>
          <table:table-cell office:value-type="float" office:value="0.00384545" calcext:value-type="float">
            <text:p>0.00384545</text:p>
          </table:table-cell>
          <table:table-cell office:value-type="float" office:value="0.000000030838" calcext:value-type="float">
            <text:p>3.0838E-008</text:p>
          </table:table-cell>
          <table:table-cell office:value-type="float" office:value="0.00000065322" calcext:value-type="float">
            <text:p>6.5322E-007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0.157831" calcext:value-type="float">
            <text:p>0.157831</text:p>
          </table:table-cell>
          <table:table-cell office:value-type="float" office:value="0.00312193" calcext:value-type="float">
            <text:p>0.00312193</text:p>
          </table:table-cell>
          <table:table-cell office:value-type="float" office:value="0.000000018377" calcext:value-type="float">
            <text:p>1.8377E-008</text:p>
          </table:table-cell>
          <table:table-cell office:value-type="float" office:value="0.00000065322" calcext:value-type="float">
            <text:p>6.5322E-007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0.149586" calcext:value-type="float">
            <text:p>0.149586</text:p>
          </table:table-cell>
          <table:table-cell office:value-type="float" office:value="0.00252298" calcext:value-type="float">
            <text:p>0.00252298</text:p>
          </table:table-cell>
          <table:table-cell office:value-type="float" office:value="0.0000000125005" calcext:value-type="float">
            <text:p>1.25005E-008</text:p>
          </table:table-cell>
          <table:table-cell office:value-type="float" office:value="0.00000065322" calcext:value-type="float">
            <text:p>6.5322E-007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0.141656" calcext:value-type="float">
            <text:p>0.141656</text:p>
          </table:table-cell>
          <table:table-cell office:value-type="float" office:value="0.00202961" calcext:value-type="float">
            <text:p>0.00202961</text:p>
          </table:table-cell>
          <table:table-cell office:value-type="float" office:value="0.00000000978237" calcext:value-type="float">
            <text:p>9.78237E-009</text:p>
          </table:table-cell>
          <table:table-cell office:value-type="float" office:value="0.00000065322" calcext:value-type="float">
            <text:p>6.5322E-007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0.134034" calcext:value-type="float">
            <text:p>0.134034</text:p>
          </table:table-cell>
          <table:table-cell office:value-type="float" office:value="0.00162524" calcext:value-type="float">
            <text:p>0.00162524</text:p>
          </table:table-cell>
          <table:table-cell office:value-type="float" office:value="0.00000000854916" calcext:value-type="float">
            <text:p>8.54916E-009</text:p>
          </table:table-cell>
          <table:table-cell office:value-type="float" office:value="0.00000065322" calcext:value-type="float">
            <text:p>6.5322E-007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0.126717" calcext:value-type="float">
            <text:p>0.126717</text:p>
          </table:table-cell>
          <table:table-cell office:value-type="float" office:value="0.00129546" calcext:value-type="float">
            <text:p>0.00129546</text:p>
          </table:table-cell>
          <table:table-cell office:value-type="float" office:value="0.00000000800031" calcext:value-type="float">
            <text:p>0.000000008</text:p>
          </table:table-cell>
          <table:table-cell office:value-type="float" office:value="0.00000065322" calcext:value-type="float">
            <text:p>6.5322E-007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197" calcext:value-type="float">
            <text:p>0.1197</text:p>
          </table:table-cell>
          <table:table-cell office:value-type="float" office:value="0.00102786" calcext:value-type="float">
            <text:p>0.00102786</text:p>
          </table:table-cell>
          <table:table-cell office:value-type="float" office:value="0.00000000776067" calcext:value-type="float">
            <text:p>7.76067E-009</text:p>
          </table:table-cell>
          <table:table-cell office:value-type="float" office:value="0.00000065322" calcext:value-type="float">
            <text:p>6.5322E-007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0.112977" calcext:value-type="float">
            <text:p>0.112977</text:p>
          </table:table-cell>
          <table:table-cell office:value-type="float" office:value="0.000811779" calcext:value-type="float">
            <text:p>0.000811779</text:p>
          </table:table-cell>
          <table:table-cell office:value-type="float" office:value="0.00000000765802" calcext:value-type="float">
            <text:p>7.65802E-009</text:p>
          </table:table-cell>
          <table:table-cell office:value-type="float" office:value="0.00000065322" calcext:value-type="float">
            <text:p>6.5322E-007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0.106541" calcext:value-type="float">
            <text:p>0.106541</text:p>
          </table:table-cell>
          <table:table-cell office:value-type="float" office:value="0.00063818" calcext:value-type="float">
            <text:p>0.00063818</text:p>
          </table:table-cell>
          <table:table-cell office:value-type="float" office:value="0.00000000761487" calcext:value-type="float">
            <text:p>7.61487E-009</text:p>
          </table:table-cell>
          <table:table-cell office:value-type="float" office:value="0.00000065322" calcext:value-type="float">
            <text:p>6.5322E-007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0.100388" calcext:value-type="float">
            <text:p>0.100388</text:p>
          </table:table-cell>
          <table:table-cell office:value-type="float" office:value="0.000499402" calcext:value-type="float">
            <text:p>0.000499402</text:p>
          </table:table-cell>
          <table:table-cell office:value-type="float" office:value="0.00000000759707" calcext:value-type="float">
            <text:p>7.59707E-009</text:p>
          </table:table-cell>
          <table:table-cell office:value-type="float" office:value="0.00000065322" calcext:value-type="float">
            <text:p>6.5322E-007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0.0945099" calcext:value-type="float">
            <text:p>0.0945099</text:p>
          </table:table-cell>
          <table:table-cell office:value-type="float" office:value="0.000389013" calcext:value-type="float">
            <text:p>0.000389013</text:p>
          </table:table-cell>
          <table:table-cell office:value-type="float" office:value="0.00000000758987" calcext:value-type="float">
            <text:p>7.58987E-009</text:p>
          </table:table-cell>
          <table:table-cell office:value-type="float" office:value="0.00000065322" calcext:value-type="float">
            <text:p>6.5322E-007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0.0889006" calcext:value-type="float">
            <text:p>0.0889006</text:p>
          </table:table-cell>
          <table:table-cell office:value-type="float" office:value="0.000301644" calcext:value-type="float">
            <text:p>0.000301644</text:p>
          </table:table-cell>
          <table:table-cell office:value-type="float" office:value="0.000000007587" calcext:value-type="float">
            <text:p>7.587E-009</text:p>
          </table:table-cell>
          <table:table-cell office:value-type="float" office:value="0.00000065322" calcext:value-type="float">
            <text:p>6.5322E-007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0.083553" calcext:value-type="float">
            <text:p>0.083553</text:p>
          </table:table-cell>
          <table:table-cell office:value-type="float" office:value="0.000232839" calcext:value-type="float">
            <text:p>0.000232839</text:p>
          </table:table-cell>
          <table:table-cell office:value-type="float" office:value="0.00000000758589" calcext:value-type="float">
            <text:p>7.58589E-009</text:p>
          </table:table-cell>
          <table:table-cell office:value-type="float" office:value="0.00000065322" calcext:value-type="float">
            <text:p>6.5322E-007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0.0784601" calcext:value-type="float">
            <text:p>0.0784601</text:p>
          </table:table-cell>
          <table:table-cell office:value-type="float" office:value="0.000178924" calcext:value-type="float">
            <text:p>0.000178924</text:p>
          </table:table-cell>
          <table:table-cell office:value-type="float" office:value="0.00000000758546" calcext:value-type="float">
            <text:p>7.58546E-009</text:p>
          </table:table-cell>
          <table:table-cell office:value-type="float" office:value="0.00000065322" calcext:value-type="float">
            <text:p>6.5322E-007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0.0736146" calcext:value-type="float">
            <text:p>0.0736146</text:p>
          </table:table-cell>
          <table:table-cell office:value-type="float" office:value="0.000136886" calcext:value-type="float">
            <text:p>0.000136886</text:p>
          </table:table-cell>
          <table:table-cell office:value-type="float" office:value="0.0000000075853" calcext:value-type="float">
            <text:p>7.5853E-009</text:p>
          </table:table-cell>
          <table:table-cell office:value-type="float" office:value="0.00000065322" calcext:value-type="float">
            <text:p>6.5322E-007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0.069009" calcext:value-type="float">
            <text:p>0.069009</text:p>
          </table:table-cell>
          <table:table-cell office:value-type="float" office:value="0.000104273" calcext:value-type="float">
            <text:p>0.000104273</text:p>
          </table:table-cell>
          <table:table-cell office:value-type="float" office:value="0.00000000758524" calcext:value-type="float">
            <text:p>7.58524E-009</text:p>
          </table:table-cell>
          <table:table-cell office:value-type="float" office:value="0.00000065322" calcext:value-type="float">
            <text:p>6.5322E-007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646358" calcext:value-type="float">
            <text:p>0.0646358</text:p>
          </table:table-cell>
          <table:table-cell office:value-type="float" office:value="0.0000790971" calcext:value-type="float">
            <text:p>7.90971E-005</text:p>
          </table:table-cell>
          <table:table-cell office:value-type="float" office:value="0.00000000758522" calcext:value-type="float">
            <text:p>7.58522E-009</text:p>
          </table:table-cell>
          <table:table-cell office:value-type="float" office:value="0.00000065322" calcext:value-type="float">
            <text:p>6.5322E-007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0.0604875" calcext:value-type="float">
            <text:p>0.0604875</text:p>
          </table:table-cell>
          <table:table-cell office:value-type="float" office:value="0.00005976" calcext:value-type="float">
            <text:p>0.00005976</text:p>
          </table:table-cell>
          <table:table-cell office:value-type="float" office:value="0.00000000758521" calcext:value-type="float">
            <text:p>7.58521E-009</text:p>
          </table:table-cell>
          <table:table-cell office:value-type="float" office:value="0.00000065322" calcext:value-type="float">
            <text:p>6.5322E-007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0.0565565" calcext:value-type="float">
            <text:p>0.0565565</text:p>
          </table:table-cell>
          <table:table-cell office:value-type="float" office:value="0.0000449812" calcext:value-type="float">
            <text:p>4.49812E-005</text:p>
          </table:table-cell>
          <table:table-cell office:value-type="float" office:value="0.00000000758521" calcext:value-type="float">
            <text:p>7.58521E-009</text:p>
          </table:table-cell>
          <table:table-cell office:value-type="float" office:value="0.00000065322" calcext:value-type="float">
            <text:p>6.5322E-007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0.052835" calcext:value-type="float">
            <text:p>0.052835</text:p>
          </table:table-cell>
          <table:table-cell office:value-type="float" office:value="0.0000337426" calcext:value-type="float">
            <text:p>3.37426E-005</text:p>
          </table:table-cell>
          <table:table-cell office:value-type="float" office:value="0.0000000075852" calcext:value-type="float">
            <text:p>7.5852E-009</text:p>
          </table:table-cell>
          <table:table-cell office:value-type="float" office:value="0.00000065322" calcext:value-type="float">
            <text:p>6.5322E-007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0.0493155" calcext:value-type="float">
            <text:p>0.0493155</text:p>
          </table:table-cell>
          <table:table-cell office:value-type="float" office:value="0.0000252388" calcext:value-type="float">
            <text:p>2.52388E-005</text:p>
          </table:table-cell>
          <table:table-cell office:value-type="float" office:value="0.0000000075852" calcext:value-type="float">
            <text:p>7.5852E-009</text:p>
          </table:table-cell>
          <table:table-cell office:value-type="float" office:value="0.00000065322" calcext:value-type="float">
            <text:p>6.5322E-007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0.0459902" calcext:value-type="float">
            <text:p>0.0459902</text:p>
          </table:table-cell>
          <table:table-cell office:value-type="float" office:value="0.0000188362" calcext:value-type="float">
            <text:p>1.88362E-005</text:p>
          </table:table-cell>
          <table:table-cell office:value-type="float" office:value="0.0000000075852" calcext:value-type="float">
            <text:p>7.5852E-009</text:p>
          </table:table-cell>
          <table:table-cell office:value-type="float" office:value="0.00000065322" calcext:value-type="float">
            <text:p>6.5322E-007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0.0428517" calcext:value-type="float">
            <text:p>0.0428517</text:p>
          </table:table-cell>
          <table:table-cell office:value-type="float" office:value="0.0000140398" calcext:value-type="float">
            <text:p>1.40398E-005</text:p>
          </table:table-cell>
          <table:table-cell office:value-type="float" office:value="0.0000000075852" calcext:value-type="float">
            <text:p>7.5852E-009</text:p>
          </table:table-cell>
          <table:table-cell office:value-type="float" office:value="0.00000065322" calcext:value-type="float">
            <text:p>6.5322E-007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0.0398923" calcext:value-type="float">
            <text:p>0.0398923</text:p>
          </table:table-cell>
          <table:table-cell office:value-type="float" office:value="0.0000104645" calcext:value-type="float">
            <text:p>1.04645E-005</text:p>
          </table:table-cell>
          <table:table-cell office:value-type="float" office:value="0.0000000075852" calcext:value-type="float">
            <text:p>7.5852E-009</text:p>
          </table:table-cell>
          <table:table-cell office:value-type="float" office:value="0.00000065322" calcext:value-type="float">
            <text:p>6.5322E-007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0.0371047" calcext:value-type="float">
            <text:p>0.0371047</text:p>
          </table:table-cell>
          <table:table-cell office:value-type="float" office:value="0.00000781272" calcext:value-type="float">
            <text:p>7.81272E-006</text:p>
          </table:table-cell>
          <table:table-cell office:value-type="float" office:value="0.0000000075852" calcext:value-type="float">
            <text:p>7.5852E-009</text:p>
          </table:table-cell>
          <table:table-cell office:value-type="float" office:value="0.00000065322" calcext:value-type="float">
            <text:p>6.5322E-007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0.0344815" calcext:value-type="float">
            <text:p>0.0344815</text:p>
          </table:table-cell>
          <table:table-cell office:value-type="float" office:value="0.0000058557" calcext:value-type="float">
            <text:p>5.8557E-006</text:p>
          </table:table-cell>
          <table:table-cell office:value-type="float" office:value="0.0000000075852" calcext:value-type="float">
            <text:p>7.5852E-009</text:p>
          </table:table-cell>
          <table:table-cell office:value-type="float" office:value="0.00000065322" calcext:value-type="float">
            <text:p>6.5322E-007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320155" calcext:value-type="float">
            <text:p>0.0320155</text:p>
          </table:table-cell>
          <table:table-cell office:value-type="float" office:value="0.00000441863" calcext:value-type="float">
            <text:p>4.41863E-006</text:p>
          </table:table-cell>
          <table:table-cell office:value-type="float" office:value="0.0000000075852" calcext:value-type="float">
            <text:p>7.5852E-009</text:p>
          </table:table-cell>
          <table:table-cell office:value-type="float" office:value="0.00000065322" calcext:value-type="float">
            <text:p>6.5322E-007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0.0296995" calcext:value-type="float">
            <text:p>0.0296995</text:p>
          </table:table-cell>
          <table:table-cell office:value-type="float" office:value="0.00000336861" calcext:value-type="float">
            <text:p>3.36861E-006</text:p>
          </table:table-cell>
          <table:table-cell office:value-type="float" office:value="0.0000000075852" calcext:value-type="float">
            <text:p>7.5852E-009</text:p>
          </table:table-cell>
          <table:table-cell office:value-type="float" office:value="0.00000065322" calcext:value-type="float">
            <text:p>6.5322E-007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0.0275267" calcext:value-type="float">
            <text:p>0.0275267</text:p>
          </table:table-cell>
          <table:table-cell office:value-type="float" office:value="0.00000260522" calcext:value-type="float">
            <text:p>2.60522E-006</text:p>
          </table:table-cell>
          <table:table-cell office:value-type="float" office:value="0.0000000075852" calcext:value-type="float">
            <text:p>7.5852E-009</text:p>
          </table:table-cell>
          <table:table-cell office:value-type="float" office:value="0.00000065322" calcext:value-type="float">
            <text:p>6.5322E-007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0.0254902" calcext:value-type="float">
            <text:p>0.0254902</text:p>
          </table:table-cell>
          <table:table-cell office:value-type="float" office:value="0.00000205299" calcext:value-type="float">
            <text:p>0.000002053</text:p>
          </table:table-cell>
          <table:table-cell office:value-type="float" office:value="0.0000000075852" calcext:value-type="float">
            <text:p>7.5852E-009</text:p>
          </table:table-cell>
          <table:table-cell office:value-type="float" office:value="0.00000065322" calcext:value-type="float">
            <text:p>6.5322E-007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0.0235833" calcext:value-type="float">
            <text:p>0.0235833</text:p>
          </table:table-cell>
          <table:table-cell office:value-type="float" office:value="0.00000165549" calcext:value-type="float">
            <text:p>1.65549E-006</text:p>
          </table:table-cell>
          <table:table-cell office:value-type="float" office:value="0.0000000075852" calcext:value-type="float">
            <text:p>7.5852E-009</text:p>
          </table:table-cell>
          <table:table-cell office:value-type="float" office:value="0.00000065322" calcext:value-type="float">
            <text:p>6.5322E-007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0.0217996" calcext:value-type="float">
            <text:p>0.0217996</text:p>
          </table:table-cell>
          <table:table-cell office:value-type="float" office:value="0.00000137081" calcext:value-type="float">
            <text:p>1.37081E-006</text:p>
          </table:table-cell>
          <table:table-cell office:value-type="float" office:value="0.0000000075852" calcext:value-type="float">
            <text:p>7.5852E-009</text:p>
          </table:table-cell>
          <table:table-cell office:value-type="float" office:value="0.00000065322" calcext:value-type="float">
            <text:p>6.5322E-007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0.0201328" calcext:value-type="float">
            <text:p>0.0201328</text:p>
          </table:table-cell>
          <table:table-cell office:value-type="float" office:value="0.00000116793" calcext:value-type="float">
            <text:p>1.16793E-006</text:p>
          </table:table-cell>
          <table:table-cell office:value-type="float" office:value="0.0000000075852" calcext:value-type="float">
            <text:p>7.5852E-009</text:p>
          </table:table-cell>
          <table:table-cell office:value-type="float" office:value="0.00000065322" calcext:value-type="float">
            <text:p>6.5322E-007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0.0185769" calcext:value-type="float">
            <text:p>0.0185769</text:p>
          </table:table-cell>
          <table:table-cell office:value-type="float" office:value="0.00000102407" calcext:value-type="float">
            <text:p>1.02407E-006</text:p>
          </table:table-cell>
          <table:table-cell office:value-type="float" office:value="0.0000000075852" calcext:value-type="float">
            <text:p>7.5852E-009</text:p>
          </table:table-cell>
          <table:table-cell office:value-type="float" office:value="0.00000065322" calcext:value-type="float">
            <text:p>6.5322E-007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0.0171258" calcext:value-type="float">
            <text:p>0.0171258</text:p>
          </table:table-cell>
          <table:table-cell office:value-type="float" office:value="0.000000922564" calcext:value-type="float">
            <text:p>9.22564E-007</text:p>
          </table:table-cell>
          <table:table-cell office:value-type="float" office:value="0.0000000075852" calcext:value-type="float">
            <text:p>7.5852E-009</text:p>
          </table:table-cell>
          <table:table-cell office:value-type="float" office:value="0.00000065322" calcext:value-type="float">
            <text:p>6.5322E-007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0.0157738" calcext:value-type="float">
            <text:p>0.0157738</text:p>
          </table:table-cell>
          <table:table-cell office:value-type="float" office:value="0.000000851306" calcext:value-type="float">
            <text:p>8.51306E-007</text:p>
          </table:table-cell>
          <table:table-cell office:value-type="float" office:value="0.0000000075852" calcext:value-type="float">
            <text:p>7.5852E-009</text:p>
          </table:table-cell>
          <table:table-cell office:value-type="float" office:value="0.00000065322" calcext:value-type="float">
            <text:p>6.5322E-007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145156" calcext:value-type="float">
            <text:p>0.0145156</text:p>
          </table:table-cell>
          <table:table-cell office:value-type="float" office:value="0.000000801528" calcext:value-type="float">
            <text:p>8.01528E-007</text:p>
          </table:table-cell>
          <table:table-cell office:value-type="float" office:value="0.0000000075852" calcext:value-type="float">
            <text:p>7.5852E-009</text:p>
          </table:table-cell>
          <table:table-cell office:value-type="float" office:value="0.00000065322" calcext:value-type="float">
            <text:p>6.5322E-007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0.0133456" calcext:value-type="float">
            <text:p>0.0133456</text:p>
          </table:table-cell>
          <table:table-cell office:value-type="float" office:value="0.00000076693" calcext:value-type="float">
            <text:p>7.6693E-007</text:p>
          </table:table-cell>
          <table:table-cell office:value-type="float" office:value="0.0000000075852" calcext:value-type="float">
            <text:p>7.5852E-009</text:p>
          </table:table-cell>
          <table:table-cell office:value-type="float" office:value="0.00000065322" calcext:value-type="float">
            <text:p>6.5322E-007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0.0122589" calcext:value-type="float">
            <text:p>0.0122589</text:p>
          </table:table-cell>
          <table:table-cell office:value-type="float" office:value="0.000000743001" calcext:value-type="float">
            <text:p>0.000000743</text:p>
          </table:table-cell>
          <table:table-cell office:value-type="float" office:value="0.0000000075852" calcext:value-type="float">
            <text:p>7.5852E-009</text:p>
          </table:table-cell>
          <table:table-cell office:value-type="float" office:value="0.00000065322" calcext:value-type="float">
            <text:p>6.5322E-007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0.0112505" calcext:value-type="float">
            <text:p>0.0112505</text:p>
          </table:table-cell>
          <table:table-cell office:value-type="float" office:value="0.000000726535" calcext:value-type="float">
            <text:p>7.26535E-007</text:p>
          </table:table-cell>
          <table:table-cell office:value-type="float" office:value="0.0000000075852" calcext:value-type="float">
            <text:p>7.5852E-009</text:p>
          </table:table-cell>
          <table:table-cell office:value-type="float" office:value="0.00000065322" calcext:value-type="float">
            <text:p>6.5322E-007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0.0103156" calcext:value-type="float">
            <text:p>0.0103156</text:p>
          </table:table-cell>
          <table:table-cell office:value-type="float" office:value="0.000000715259" calcext:value-type="float">
            <text:p>7.15259E-007</text:p>
          </table:table-cell>
          <table:table-cell office:value-type="float" office:value="0.0000000075852" calcext:value-type="float">
            <text:p>7.5852E-009</text:p>
          </table:table-cell>
          <table:table-cell office:value-type="float" office:value="0.00000065322" calcext:value-type="float">
            <text:p>6.5322E-007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0.00944991" calcext:value-type="float">
            <text:p>0.00944991</text:p>
          </table:table-cell>
          <table:table-cell office:value-type="float" office:value="0.000000707577" calcext:value-type="float">
            <text:p>7.07577E-007</text:p>
          </table:table-cell>
          <table:table-cell office:value-type="float" office:value="0.0000000075852" calcext:value-type="float">
            <text:p>7.5852E-009</text:p>
          </table:table-cell>
          <table:table-cell office:value-type="float" office:value="0.00000065322" calcext:value-type="float">
            <text:p>6.5322E-007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0.00864897" calcext:value-type="float">
            <text:p>0.00864897</text:p>
          </table:table-cell>
          <table:table-cell office:value-type="float" office:value="0.00000070237" calcext:value-type="float">
            <text:p>7.0237E-007</text:p>
          </table:table-cell>
          <table:table-cell office:value-type="float" office:value="0.0000000075852" calcext:value-type="float">
            <text:p>7.5852E-009</text:p>
          </table:table-cell>
          <table:table-cell office:value-type="float" office:value="0.00000065322" calcext:value-type="float">
            <text:p>6.5322E-007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0.00790871" calcext:value-type="float">
            <text:p>0.00790871</text:p>
          </table:table-cell>
          <table:table-cell office:value-type="float" office:value="0.000000698857" calcext:value-type="float">
            <text:p>6.98857E-007</text:p>
          </table:table-cell>
          <table:table-cell office:value-type="float" office:value="0.0000000075852" calcext:value-type="float">
            <text:p>7.5852E-009</text:p>
          </table:table-cell>
          <table:table-cell office:value-type="float" office:value="0.00000065322" calcext:value-type="float">
            <text:p>6.5322E-007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0.00722522" calcext:value-type="float">
            <text:p>0.00722522</text:p>
          </table:table-cell>
          <table:table-cell office:value-type="float" office:value="0.000000696499" calcext:value-type="float">
            <text:p>6.96499E-007</text:p>
          </table:table-cell>
          <table:table-cell office:value-type="float" office:value="0.0000000075852" calcext:value-type="float">
            <text:p>7.5852E-009</text:p>
          </table:table-cell>
          <table:table-cell office:value-type="float" office:value="0.00000065322" calcext:value-type="float">
            <text:p>6.5322E-007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0.00659478" calcext:value-type="float">
            <text:p>0.00659478</text:p>
          </table:table-cell>
          <table:table-cell office:value-type="float" office:value="0.000000694924" calcext:value-type="float">
            <text:p>6.94924E-007</text:p>
          </table:table-cell>
          <table:table-cell office:value-type="float" office:value="0.0000000075852" calcext:value-type="float">
            <text:p>7.5852E-009</text:p>
          </table:table-cell>
          <table:table-cell office:value-type="float" office:value="0.00000065322" calcext:value-type="float">
            <text:p>6.5322E-007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601384" calcext:value-type="float">
            <text:p>0.00601384</text:p>
          </table:table-cell>
          <table:table-cell office:value-type="float" office:value="0.000000693877" calcext:value-type="float">
            <text:p>6.93877E-007</text:p>
          </table:table-cell>
          <table:table-cell office:value-type="float" office:value="0.0000000075852" calcext:value-type="float">
            <text:p>7.5852E-009</text:p>
          </table:table-cell>
          <table:table-cell office:value-type="float" office:value="0.00000065322" calcext:value-type="float">
            <text:p>6.5322E-007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0.00547906" calcext:value-type="float">
            <text:p>0.00547906</text:p>
          </table:table-cell>
          <table:table-cell office:value-type="float" office:value="0.000000693185" calcext:value-type="float">
            <text:p>6.93185E-007</text:p>
          </table:table-cell>
          <table:table-cell office:value-type="float" office:value="0.0000000075852" calcext:value-type="float">
            <text:p>7.5852E-009</text:p>
          </table:table-cell>
          <table:table-cell office:value-type="float" office:value="0.00000065322" calcext:value-type="float">
            <text:p>6.5322E-007</text:p>
          </table:table-cell>
          <table:table-cell office:value-type="float" office:value="0.02" calcext:value-type="float">
            <text:p>0.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29T00:26:10.649948829</dc:date>
    <meta:document-statistic meta:table-count="1" meta:cell-count="624" meta:object-count="0"/>
    <meta:generator>LibreOffice/4.2.8.2$Linux_X86_64 LibreOffice_project/420m0$Build-2</meta:generator>
  </office:meta>
</office:document-meta>
</file>